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cb7e7" officeooo:paragraph-rsid="000cb7e7"/>
    </style:style>
    <style:style style:name="P2" style:family="paragraph" style:parent-style-name="Standard">
      <style:text-properties fo:font-weight="bold" officeooo:rsid="000cb7e7" officeooo:paragraph-rsid="000e0a39" style:font-weight-asian="bold" style:font-weight-complex="bold"/>
    </style:style>
    <style:style style:name="P3" style:family="paragraph" style:parent-style-name="Standard">
      <style:text-properties fo:font-weight="bold" officeooo:rsid="000e0a39" officeooo:paragraph-rsid="000e0a39" style:font-weight-asian="bold" style:font-weight-complex="bold"/>
    </style:style>
    <style:style style:name="P4" style:family="paragraph" style:parent-style-name="Standard">
      <style:text-properties fo:language="fr" fo:country="FR" fo:font-weight="bold" officeooo:rsid="000cb7e7" officeooo:paragraph-rsid="000cb7e7" style:font-weight-asian="bold" style:font-weight-complex="bold"/>
    </style:style>
    <style:style style:name="P5" style:family="paragraph" style:parent-style-name="Standard">
      <style:text-properties fo:language="fr" fo:country="FR" officeooo:rsid="000cb7e7" officeooo:paragraph-rsid="000cb7e7"/>
    </style:style>
    <style:style style:name="P6" style:family="paragraph" style:parent-style-name="Standard">
      <style:paragraph-properties fo:text-align="justify" style:justify-single-word="false"/>
      <style:text-properties fo:language="fr" fo:country="FR" officeooo:rsid="000cb7e7" officeooo:paragraph-rsid="000cb7e7"/>
    </style:style>
    <style:style style:name="P7" style:family="paragraph" style:parent-style-name="Standard">
      <style:text-properties officeooo:rsid="000cb7e7" officeooo:paragraph-rsid="000e0a39"/>
    </style:style>
    <style:style style:name="P8" style:family="paragraph" style:parent-style-name="Standard">
      <style:paragraph-properties fo:text-align="justify" style:justify-single-word="false"/>
      <style:text-properties officeooo:rsid="000cb7e7" officeooo:paragraph-rsid="000cb7e7"/>
    </style:style>
    <style:style style:name="P9" style:family="paragraph" style:parent-style-name="Standard">
      <style:text-properties officeooo:rsid="000cb7e7" officeooo:paragraph-rsid="000cb7e7"/>
    </style:style>
    <style:style style:name="P10" style:family="paragraph" style:parent-style-name="Standard">
      <style:text-properties officeooo:rsid="000e0a39" officeooo:paragraph-rsid="000e0a39"/>
    </style:style>
    <style:style style:name="P11" style:family="paragraph" style:parent-style-name="Standard">
      <style:paragraph-properties fo:text-align="center" style:justify-single-word="false" fo:padding="0.074cm" fo:border-left="none" fo:border-right="none" fo:border-top="none" fo:border-bottom="0.06pt solid #000000" style:join-border="false"/>
      <style:text-properties officeooo:rsid="000cb7e7" officeooo:paragraph-rsid="000cb7e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e0a39"/>
    </style:style>
    <style:style style:name="T4" style:family="text">
      <style:text-properties officeooo:rsid="000cb7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RE FRANCAIS</text:p>
      <text:p text:style-name="P5">Segmentation et indexation d'objets complexes dans les images de bandes dessinées</text:p>
      <text:p text:style-name="P5"><text:tab/></text:p>
      <text:p text:style-name="P4">RESUME FRANCAIS</text:p>
      <text:p text:style-name="P6">Dans ce manuscrit de thèse, nous détaillons et illustrons les différents défis scientifiques liés à l'analyse automatique d'images de bandes dessinées, de manière à donner au lecteur tous les éléments concernant les dernières avancées scientifiques en la matière ainsi que les verrous scientifiques actuels.</text:p>
      <text:p text:style-name="P6">Nous proposons trois approches pour l'analyse d'image de bandes dessinées composé de différents traitements. La première approche est dite ``séquentielle'' car le contenu de l'image est décrit progressivement et de manière intuitive. Dans cette approche, l'extraction des éléments se succède, en commençant par les plus simples tels que les cases, le texte et les bulles qui servent ensuite à guider l'extraction d'éléments complexes tels que la queue des bulles et les personnages au sein des cases. La seconde approche propose des extractions indépendantes les unes des autres de manière à éviter la propagation d'erreur entre les traitements. D'autres éléments tel que la classification du type de bulle et la reconnaissance de texte y sont associés. La troisième approche introduit un système fondé sur une base de connaissance <text:span text:style-name="T2">à priori</text:span> du contenu des images de bandes dessinées qui permet de construire une description sémantique de l'image. Ce système dirigé par les modèles de connaissances, combine les avantages des deux approches précédentes et permet une description sémantique de haut niveau pouvant inclure des informations telles que l'ordre de lecture des cases, du texte et des bulles, des relations entre les bulles et leurs locuteurs ainsi que la distinction entre les personnages.</text:p>
      <text:p text:style-name="P6"/>
      <text:p text:style-name="P5"/>
      <text:p text:style-name="P4">MOTS CLES FRANCAIS</text:p>
      <text:p text:style-name="P5">traitement d'images, reconnaissance de formes, analyse de documents, compréhension de bandes dessinées.</text:p>
      <text:p text:style-name="P1"/>
      <text:p text:style-name="P11"/>
      <text:p text:style-name="P1"/>
      <text:p text:style-name="P1"/>
      <text:p text:style-name="P2"><text:span text:style-name="T3">ENGLISH TITLE</text:span></text:p>
      <text:p text:style-name="P7">Segmentation and indexation of complex objects in comic book images</text:p>
      <text:p text:style-name="P7"/>
      <text:p text:style-name="P10"><text:span text:style-name="T1">ENGLISH SUMMARY</text:span></text:p>
      <text:p text:style-name="P8">In this thesis, we review, highlight and illustrate the challenges related to comic book image analysis in order to give to the reader a good overview about the last research progress in this field and the current issues.</text:p>
      <text:p text:style-name="P8">We propose three different approaches for comic book image analysis that are composed by several processing. The first approach is called ``sequential'' because the image content is described in an intuitive way, from simple to complex elements using previously extracted elements to guide further processing. Simple elements such as panel text and balloon are extracted first, followed by the balloon tail and then the comic character position in the panel. The second approach addresses independent information extraction to recover the main drawback of the first approach: error propagation. This second method is called “independent” because it is composed by several specific extractors for each elements of the image without any dependence between them. Extra processing such as balloon type classification and text recognition are also covered. The third approach introduces a knowledge-driven and scalable system of comics image understanding. This system called “expert system” is composed by an inference engine and two models, one for comics domain and another one for image processing, stored in an ontology.</text:p>
      <text:p text:style-name="P8">This expert system combines the benefits of the two first approaches and enables high level semantic description such as the reading order of panels and text, the relations between the speech <text:soft-page-break/>balloons and their speakers and the comic character identification.</text:p>
      <text:p text:style-name="P1"/>
      <text:p text:style-name="P3">ENGLISH KEYWORDS</text:p>
      <text:p text:style-name="P10"><text:span text:style-name="T4">image processing, pattern recognition, document analysis, comics understan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Rigaud</meta:initial-creator>
    <meta:creation-date>2014-10-09T14:46:47.900134275</meta:creation-date>
    <dc:date>2014-10-09T14:58:56.130513703</dc:date>
    <dc:creator>Christophe Rigaud</dc:creator>
    <meta:editing-duration>PT29S</meta:editing-duration>
    <meta:editing-cycles>3</meta:editing-cycles>
    <meta:generator>LibreOffice/4.2.5.2$Linux_X86_64 LibreOffice_project/61cb170a04bb1f12e77c884eab9192be736ec5f5</meta:generator>
    <meta:document-statistic meta:table-count="0" meta:image-count="0" meta:object-count="0" meta:page-count="2" meta:paragraph-count="16" meta:word-count="542" meta:character-count="3628" meta:non-whitespace-character-count="3100"/>
  </office:meta>
</office:document-meta>
</file>